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47D359"/>
    </style:style>
    <style:style style:name="ce5" style:family="table-cell" style:parent-style-name="Default" style:data-style-name="N36">
      <style:table-cell-properties fo:background-color="#47D359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#47D359"/>
    </style:style>
    <style:style style:name="ce8" style:family="table-cell" style:parent-style-name="Default" style:data-style-name="N36">
      <style:table-cell-properties style:vertical-align="automatic" fo:wrap-option="wrap" fo:background-color="#47D359"/>
    </style:style>
    <style:style style:name="ce9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10.7315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64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Estimation Budget</text:p>
          </table:table-cell>
          <table:table-cell office:value-type="string" table:style-name="ce3">
            <text:p>Prix</text:p>
          </table:table-cell>
          <table:table-cell office:value-type="string" table:style-name="ce3">
            <text:p>Quantité</text:p>
          </table:table-cell>
          <table:table-cell office:value-type="string" table:style-name="ce3">
            <text:p>Montan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Site web (frontend, backend, bases de données, API, Applications web...)</text:p>
          </table:table-cell>
          <table:table-cell office:value-type="currency" office:value="50000" table:style-name="ce8">
            <text:p>50 000 €</text:p>
          </table:table-cell>
          <table:table-cell office:value-type="float" office:value="1" table:style-name="ce7">
            <text:p>1</text:p>
          </table:table-cell>
          <table:table-cell office:value-type="currency" office:value="50000" table:formula="of:= [.$B2]*[.$C2]" table:style-name="ce5">
            <text:p>50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Hébergement du site</text:p>
          </table:table-cell>
          <table:table-cell office:value-type="currency" office:value="15" table:style-name="ce5">
            <text:p>15 €</text:p>
          </table:table-cell>
          <table:table-cell office:value-type="float" office:value="1" table:style-name="ce4">
            <text:p>1</text:p>
          </table:table-cell>
          <table:table-cell office:value-type="currency" office:value="15" table:formula="of:= [.$B3]*[.$C3]" table:style-name="ce5">
            <text:p>15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Conception graphique (logo, design du site,couleurs…)</text:p>
          </table:table-cell>
          <table:table-cell office:value-type="currency" office:value="5000" table:style-name="ce5">
            <text:p>5 000 €</text:p>
          </table:table-cell>
          <table:table-cell office:value-type="float" office:value="1" table:style-name="ce4">
            <text:p>1</text:p>
          </table:table-cell>
          <table:table-cell office:value-type="currency" office:value="5000" table:formula="of:= [.$B4]*[.$C4]" table:style-name="ce5">
            <text:p>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Application Android</text:p>
          </table:table-cell>
          <table:table-cell office:value-type="currency" office:value="30000" table:style-name="ce8">
            <text:p>30 000 €</text:p>
          </table:table-cell>
          <table:table-cell office:value-type="float" office:value="1" table:style-name="ce7">
            <text:p>1</text:p>
          </table:table-cell>
          <table:table-cell office:value-type="currency" office:value="30000" table:formula="of:= [.$B5]*[.$C5]" table:style-name="ce5">
            <text:p>30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Installation et configuration du matériel et des logiciels</text:p>
          </table:table-cell>
          <table:table-cell office:value-type="currency" office:value="5000" table:style-name="ce8">
            <text:p>5 000 €</text:p>
          </table:table-cell>
          <table:table-cell office:value-type="float" office:value="1" table:style-name="ce7">
            <text:p>1</text:p>
          </table:table-cell>
          <table:table-cell office:value-type="currency" office:value="5000" table:formula="of:= [.$B6]*[.$C6]" table:style-name="ce5">
            <text:p>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Maintenance et support technique</text:p>
          </table:table-cell>
          <table:table-cell office:value-type="currency" office:value="750" table:style-name="ce8">
            <text:p>750 €</text:p>
          </table:table-cell>
          <table:table-cell office:value-type="float" office:value="1" table:style-name="ce7">
            <text:p>1</text:p>
          </table:table-cell>
          <table:table-cell office:value-type="currency" office:value="750" table:formula="of:= [.$B7]*[.$C7]" table:style-name="ce5">
            <text:p>75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">
            <text:p>Montant Total Estimé :</text:p>
          </table:table-cell>
          <table:table-cell office:value-type="currency" office:value="108918" table:formula="of:=SUM([.D2:.D9])+(SUM([.D2:.D9])*0.2)" table:style-name="ce9">
            <text:p>108 918 €</text:p>
          </table:table-cell>
          <table:table-cell table:number-columns-repeated="2" table:style-name="ce6"/>
          <table:table-cell table:number-columns-repeated="16378"/>
        </table:table-row>
        <table:table-row table:number-rows-repeated="5" table:style-name="ro1">
          <table:table-cell table:number-columns-repeated="4" table:style-name="ce1"/>
          <table:table-cell table:number-columns-repeated="2" table:style-name="ce6"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Ryane GUEHRIA</meta:initial-creator>
    <dc:creator>Ryane GUEHRIA</dc:creator>
    <meta:creation-date>2024-02-16T14:39:03Z</meta:creation-date>
    <dc:date>2024-05-02T15:15:09Z</dc:date>
  </office:meta>
</office:document-meta>
</file>